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font-name="Monaco" fo:font-size="10pt" fo:letter-spacing="normal" style:text-underline-style="none" style:letter-kerning="false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 officeooo:paragraph-rsid="000292f3" style:font-size-asian="10pt" style:font-size-complex="10pt"/>
    </style:style>
    <style:style style:name="T1" style:family="text">
      <style:text-properties fo:color="#000000" style:text-outline="false" style:font-name="Monaco" fo:font-size="11pt" fo:letter-spacing="normal" style:text-underline-style="none" style:letter-kerning="false" style:font-size-asian="11pt"/>
    </style:style>
    <style:style style:name="T2" style:family="text">
      <style:text-properties fo:color="#000000" style:text-outline="false" style:font-name="Monaco" fo:letter-spacing="normal" style:text-underline-style="none" style:letter-kerning="false"/>
    </style:style>
    <style:style style:name="T3" style:family="text">
      <style:text-properties fo:color="#cc00cc" style:text-outline="false" style:font-name="Monaco" fo:font-size="11pt" fo:letter-spacing="normal" style:text-underline-style="none" style:letter-kerning="false" style:font-size-asian="11pt"/>
    </style:style>
    <style:style style:name="T4" style:family="text">
      <style:text-properties fo:color="#00cc33" style:text-outline="false" style:font-name="Monaco" fo:font-size="11pt" fo:letter-spacing="normal" style:text-underline-style="none" style:letter-kerning="false" style:font-size-asian="11pt"/>
    </style:style>
    <style:style style:name="T5" style:family="text">
      <style:text-properties fo:color="#009933" style:text-outline="false" style:font-name="Monaco" fo:font-size="11pt" fo:letter-spacing="normal" style:text-underline-style="none" style:letter-kerning="false" style:font-size-asian="11pt"/>
    </style:style>
    <style:style style:name="T6" style:family="text">
      <style:text-properties fo:color="#009933" style:text-outline="false" style:font-name="Monaco" fo:letter-spacing="normal" style:text-underline-style="none" style:letter-kerning="false"/>
    </style:style>
    <style:style style:name="T7" style:family="text">
      <style:text-properties fo:color="#cc0000" style:text-outline="false" style:font-name="Monaco" fo:font-size="11pt" fo:letter-spacing="normal" style:text-underline-style="none" style:letter-kerning="false" style:font-size-asian="11pt"/>
    </style:style>
    <style:style style:name="T8" style:family="text">
      <style:text-properties fo:color="#cc0000" style:text-outline="false" style:font-name="Monaco" fo:letter-spacing="normal" style:text-underline-style="none" style:letter-kerning="false"/>
    </style:style>
    <style:style style:name="T9" style:family="text">
      <style:text-properties fo:color="#0000ff" style:text-outline="false" style:font-name="Monaco" fo:font-size="11pt" fo:letter-spacing="normal" style:text-underline-style="none" style:letter-kerning="false" style:font-size-asian="11pt"/>
    </style:style>
    <style:style style:name="T10" style:family="text">
      <style:text-properties fo:color="#0000ff" style:text-outline="false" style:font-name="Monaco" fo:letter-spacing="normal" style:text-underline-style="none" style:letter-kern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0">MAX</text:span><text:span text:style-name="T2"> wird so gespielt:</text:span></text:p>
      <text:p text:style-name="P1"/>
      <text:p text:style-name="P3"><text:span text:style-name="T2">das spiel hat den wert </text:span><text:span text:style-name="T10">LETZTES</text:span><text:span text:style-name="T2"> ist </text:span><text:span text:style-name="T6">0</text:span><text:span text:style-name="T2">.</text:span></text:p>
      <text:p text:style-name="P3"><text:span text:style-name="T2">das spiel ist für </text:span><text:span text:style-name="T6">2</text:span><text:span text:style-name="T2"> bis </text:span><text:span text:style-name="T6">10</text:span><text:span text:style-name="T2"> spieler geeignet.</text:span></text:p>
      <text:p text:style-name="P3"><text:span text:style-name="T2">das spiel läuft solange anzahl </text:span><text:span text:style-name="T8">aktiver spieler</text:span><text:span text:style-name="T2"> größer als </text:span><text:span text:style-name="T6">1</text:span><text:span text:style-name="T2">.</text:span></text:p>
      <text:p text:style-name="P3"><text:span text:style-name="T2">das spiel hat folgende würfel:</text:span></text:p>
      <text:p text:style-name="P3"><text:span text:style-name="T2">würfel </text:span><text:span text:style-name="T10">A</text:span><text:span text:style-name="T2"> hat diese seiten: </text:span><text:span text:style-name="T6">1 2 3 4 5 6</text:span></text:p>
      <text:p text:style-name="P3"><text:span text:style-name="T2">würfel </text:span><text:span text:style-name="T10">B</text:span><text:span text:style-name="T2"> hat diese seiten: </text:span><text:span text:style-name="T6">1 2 3 4 5 6</text:span><text:span text:style-name="T2">.</text:span></text:p>
      <text:p text:style-name="P1"/>
      <text:p text:style-name="P3"><text:span text:style-name="T2">spieler haben die werte </text:span><text:span text:style-name="T10">PUNKTE</text:span><text:span text:style-name="T2"> ist </text:span><text:span text:style-name="T6">3</text:span><text:span text:style-name="T2">.</text:span></text:p>
      <text:p text:style-name="P3"><text:span text:style-name="T2">spieler sind aktiv, solange </text:span><text:span text:style-name="T10">PUNKTE</text:span><text:span text:style-name="T2"> größergleich </text:span><text:span text:style-name="T6">0</text:span><text:span text:style-name="T2"> gilt.</text:span></text:p>
      <text:p text:style-name="P1"/>
      <text:p text:style-name="P3"><text:span text:style-name="T2">ist ein spieler am zug macht er folgendes:</text:span></text:p>
      <text:p text:style-name="P3"><text:span text:style-name="T2">wenn </text:span><text:span text:style-name="T10">PUNKTE</text:span><text:span text:style-name="T2"> von </text:span><text:span text:style-name="T8">aktueller spieler</text:span><text:span text:style-name="T2"> kleiner </text:span><text:span text:style-name="T6">0</text:span><text:span text:style-name="T2">, dann ist </text:span><text:span text:style-name="T8">linker spieler</text:span><text:span text:style-name="T2"> dran.</text:span></text:p>
      <text:p text:style-name="P3"><text:span text:style-name="T2">würfelt mit </text:span><text:span text:style-name="T8">allen würfeln</text:span><text:span text:style-name="T2">.</text:span></text:p>
      <text:p text:style-name="P3"><text:span text:style-name="T2">sortiert </text:span><text:span text:style-name="T8">alle würfel</text:span><text:span text:style-name="T2"> absteigend.</text:span></text:p>
      <text:p text:style-name="P3"><text:span text:style-name="T10">ERGEBNIS</text:span><text:span text:style-name="T2"> ist </text:span><text:span text:style-name="T8">würfel 0</text:span><text:span text:style-name="T2"> * </text:span><text:span text:style-name="T6">10</text:span><text:span text:style-name="T2"> + </text:span><text:span text:style-name="T8">würfel 1</text:span><text:span text:style-name="T2">.</text:span></text:p>
      <text:p text:style-name="P3"><text:span text:style-name="T2">wenn </text:span><text:span text:style-name="T8">würfel 0</text:span><text:span text:style-name="T2"> gleich </text:span><text:span text:style-name="T8">würfel 1</text:span><text:span text:style-name="T2">, dann setze </text:span><text:span text:style-name="T10">ERGEBNIS</text:span><text:span text:style-name="T2"> auf </text:span><text:span text:style-name="T10">ERGEBNIS</text:span><text:span text:style-name="T2"> * </text:span><text:span text:style-name="T6">10</text:span><text:span text:style-name="T2">.</text:span></text:p>
      <text:p text:style-name="P4"><text:span text:style-name="T2">wenn </text:span><text:span text:style-name="T10">ERGEBNIS</text:span><text:span text:style-name="T2"> gleich </text:span><text:span text:style-name="T6">21</text:span><text:span text:style-name="T2">, dann </text:span></text:p>
      <text:p text:style-name="P4"><text:span text:style-name="T2"><text:tab/>für </text:span><text:span text:style-name="T8">alle spieler</text:span><text:span text:style-name="T2"> </text:span><text:span text:style-name="T10">S</text:span><text:span text:style-name="T2"> setze </text:span><text:span text:style-name="T10">PUNKTE</text:span><text:span text:style-name="T2"> von </text:span><text:span text:style-name="T10">S</text:span><text:span text:style-name="T2"> auf (</text:span><text:span text:style-name="T10">PUNKTE </text:span><text:span text:style-name="T2">von </text:span><text:span text:style-name="T10">S</text:span><text:span text:style-name="T2"> - </text:span><text:span text:style-name="T6">1</text:span><text:span text:style-name="T2">); und </text:span></text:p>
      <text:p text:style-name="P4"><text:span text:style-name="T2"><text:tab/>setze </text:span><text:span text:style-name="T8">aktueller spieler </text:span><text:span text:style-name="T10">PUNKTE</text:span><text:span text:style-name="T2"> auf (PUNKTE von </text:span><text:span text:style-name="T8">aktueller spieler</text:span><text:span text:style-name="T2"> + </text:span><text:span text:style-name="T6">1</text:span><text:span text:style-name="T2">), <text:tab/>setze </text:span><text:span text:style-name="T10">LETZTES</text:span><text:span text:style-name="T2"> auf </text:span><text:span text:style-name="T6">0</text:span><text:span text:style-name="T2"> und </text:span></text:p>
      <text:p text:style-name="P4"><text:span text:style-name="T2"><text:tab/></text:span><text:span text:style-name="T8">aktueller spieler</text:span><text:span text:style-name="T2"> ist dran.</text:span></text:p>
      <text:p text:style-name="P4"><text:span text:style-name="T2">wenn </text:span><text:span text:style-name="T10">ERGEBNIS</text:span><text:span text:style-name="T2"> kleiner als </text:span><text:span text:style-name="T10">LETZTES</text:span><text:span text:style-name="T2">, dann </text:span></text:p>
      <text:p text:style-name="P4"><text:span text:style-name="T2"><text:tab/></text:span><text:span text:style-name="T8">aktueller spieler</text:span><text:span text:style-name="T2"> </text:span><text:span text:style-name="T10">PUNKTE</text:span><text:span text:style-name="T2"> ist </text:span><text:span text:style-name="T10">PUNKTE</text:span><text:span text:style-name="T2"> von </text:span><text:span text:style-name="T8">aktueller spieler</text:span><text:span text:style-name="T2"> - </text:span><text:span text:style-name="T6">1</text:span><text:span text:style-name="T2"> , </text:span></text:p>
      <text:p text:style-name="P4"><text:span text:style-name="T2"><text:tab/>setze </text:span><text:span text:style-name="T10">LETZTES</text:span><text:span text:style-name="T2"> auf </text:span><text:span text:style-name="T6">0</text:span><text:span text:style-name="T2"> und </text:span></text:p>
      <text:p text:style-name="P4"><text:span text:style-name="T2"><text:tab/></text:span><text:span text:style-name="T8">linker spieler</text:span><text:span text:style-name="T2"> ist dran.</text:span></text:p>
      <text:p text:style-name="P4"><text:span text:style-name="T2">wenn </text:span><text:span text:style-name="T10">ERGEBNIS</text:span><text:span text:style-name="T2"> größergleich </text:span><text:span text:style-name="T10">LETZTES</text:span><text:span text:style-name="T2">, dann </text:span></text:p>
      <text:p text:style-name="P4"><text:span text:style-name="T2"><text:tab/>setze </text:span><text:span text:style-name="T10">LETZTES</text:span><text:span text:style-name="T2"> auf </text:span><text:span text:style-name="T10">ERGEBNIS</text:span><text:span text:style-name="T2"> und </text:span></text:p>
      <text:p text:style-name="P4"><text:span text:style-name="T2"><text:tab/></text:span><text:span text:style-name="T8">linker spieler</text:span><text:span text:style-name="T2"> ist dran.</text:span></text:p>
      <text:p text:style-name="P1"/>
      <text:p text:style-name="P3"><text:span text:style-name="T2">gewonnen hat der spieler, bei dem </text:span><text:span text:style-name="T10">PUNKTE</text:span><text:span text:style-name="T2"> größergleich </text:span><text:span text:style-name="T6">0</text:span><text:span text:style-name="T2">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8T19:09:48.342238000</meta:creation-date>
    <dc:date>2015-07-18T19:18:19.196417000</dc:date>
    <meta:editing-duration>PT8M31S</meta:editing-duration>
    <meta:editing-cycles>1</meta:editing-cycles>
    <meta:document-statistic meta:table-count="0" meta:image-count="0" meta:object-count="0" meta:page-count="1" meta:paragraph-count="27" meta:word-count="212" meta:character-count="1173" meta:non-whitespace-character-count="971"/>
    <meta:generator>LibreOffice/4.4.3.2$MacOSX_X86_64 LibreOffice_project/88805f81e9fe61362df02b9941de8e38a9b5fd16</meta:generator>
  </office:meta>
</office:document-meta>
</file>